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style:text-underline-style="solid" style:text-underline-width="auto" style:text-underline-color="font-color"/>
    </style:style>
    <style:style style:name="T5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9_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8, FF 1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Mrs. George L. Harriso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ebastian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anuary 18</text:p>
      <text:p text:style-name="P5">Month<text:tab/><text:tab/><text:tab/><text:tab/><text:tab/><text:tab/>January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Y</text:p>
      <text:p text:style-name="P5">Stamp<text:tab/><text:tab/><text:tab/><text:tab/><text:tab/><text:tab/></text:p>
      <text:p text:style-name="P5">Postma<text:tab/>rk<text:tab/><text:tab/><text:tab/><text:tab/><text:tab/>Y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Envelope]</text:p>
      <text:p text:style-name="P3">Rev<text:span text:style-name="T2">d</text:span><text:span text:style-name="T3"> Sebastian Morais,/</text:span></text:p>
      <text:p text:style-name="P3"><text:span text:style-name="T3"><text:tab/>546 North 5</text:span><text:span text:style-name="T4">th</text:span><text:span text:style-name="T5"> St./</text:span></text:p>
      <text:p text:style-name="P3"><text:span text:style-name="T5"/></text:p>
      <text:p text:style-name="P3"><text:span text:style-name="T5">[Page 1]</text:span></text:p>
      <text:p text:style-name="P3"><text:span text:style-name="T5">Rev. Sebastian Morais,/</text:span></text:p>
      <text:p text:style-name="P3"><text:span text:style-name="T5"><text:tab/>Dear Sir,/</text:span></text:p>
      <text:p text:style-name="P3"><text:span text:style-name="T5"><text:tab/><text:tab/>I asked/ Dr. S. W. Mitchell to day to what/ Society I could apply to ask/ assistance for an Israelite/ family who are in destitute/ condition and sadly need a/ proper kind of relief? his reply/ was write to Mr. Morais who/ I know will visit and give/ the needed assistance to them./ <text:s/>I therefore write to you because/ I would be glad to hear/ that some comfort had gone into/ their home. <text:s/>The mother is a/ nice looking woman, now sick,/ and with her are two children/</text:span></text:p>
      <text:p text:style-name="P3"><text:span text:style-name="T5"/></text:p>
      <text:p text:style-name="P3"><text:span text:style-name="T5">[Page 2]</text:span></text:p>
      <text:p text:style-name="P3"><text:soft-page-break/><text:span text:style-name="T5">a Son and daughter, the latter/ has now a situation at three/ dollars a week, but the son/ has been out of employment/ for some time, the younger/ children have been placed/ in the Jewish Home in New/ York it being the best that/ the poor mother could do./ <text:s/>She herself carries articles of/ small wares for sale from/ house to house &amp; lately the/ son has taken her place./ <text:s/>I have tried in vain to obtain/ a situation in a shop for/ the lad thinking this the/ better way to help them but/ have failed in every application./ <text:s/>Will you be so kind as to/ see the family and judge/</text:span></text:p>
      <text:p text:style-name="P3"><text:span text:style-name="T5"/></text:p>
      <text:p text:style-name="P3"><text:span text:style-name="T5">[Page 3]</text:span></text:p>
      <text:p text:style-name="P3"><text:span text:style-name="T5">for yourself what had better be done to give/ them the help to help themselves./</text:span></text:p>
      <text:p text:style-name="P3"><text:span text:style-name="T5"><text:tab/>I shall be glad to hear from you if any/ thing can be done for their future &amp; present/ comfort, at my address 1620 Locust St./</text:span></text:p>
      <text:p text:style-name="P3"><text:span text:style-name="T5"><text:tab/>Mrs. Isaacs lives at No. 602 South Ninth St./</text:span></text:p>
      <text:p text:style-name="P3"><text:span text:style-name="T5"><text:tab/><text:tab/>Mrs. Geo. L. Harrison./</text:span></text:p>
      <text:p text:style-name="P3"><text:span text:style-name="T5">Jan 18</text:span><text:span text:style-name="T4">th</text:span><text:span text:style-name="T5">/</text:span></text:p>
      <text:p text:style-name="P3"><text:span text:style-name="T5"><text:tab/>1620 Locust St./</text:span></text:p>
      <text:p text:style-name="P2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4T13:57:35.92</meta:creation-date>
    <dc:date>2012-01-24T14:12:53.24</dc:date>
    <dc:creator>Penn Libraries</dc:creator>
    <meta:editing-duration>PT00H15M17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6" meta:word-count="443" meta:character-count="2732"/>
  </office:meta>
</office:document-meta>
</file>